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uarios_2f_Tareas" style:display-name="Usuarios/Tareas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Usuarios_2f_Tareas.A" style:display-name="Usuarios/Tareas.A" style:family="table-column">
      <style:table-column-properties style:column-width="3.397cm" style:rel-column-width="1993*"/>
    </style:style>
    <style:style style:name="Usuarios_2f_Tareas.B" style:display-name="Usuarios/Tareas.B" style:family="table-column">
      <style:table-column-properties style:column-width="6.759cm" style:rel-column-width="3965*"/>
    </style:style>
    <style:style style:name="Usuarios_2f_Tareas.C" style:display-name="Usuarios/Tareas.C" style:family="table-column">
      <style:table-column-properties style:column-width="6.844cm" style:rel-column-width="4014*"/>
    </style:style>
    <style:style style:name="Usuarios_2f_Tareas.A1" style:display-name="Usuarios/Tarea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suarios_2f_Tareas.C1" style:display-name="Usuarios/Tareas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Usuarios_2f_Tareas.2" style:display-name="Usuarios/Tareas.2" style:family="table-row">
      <style:table-row-properties style:min-row-height="2.887cm"/>
    </style:style>
    <style:style style:name="Usuarios_2f_Tareas.A2" style:display-name="Usuarios/Tarea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suarios_2f_Tareas.C2" style:display-name="Usuarios/Tare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suarios_2f_Tareas.3" style:display-name="Usuarios/Tareas.3" style:family="table-row">
      <style:table-row-properties style:min-row-height="3.704cm" fo:keep-together="auto"/>
    </style:style>
    <style:style style:name="Usuarios_2f_Tareas.4" style:display-name="Usuarios/Tareas.4" style:family="table-row">
      <style:table-row-properties style:min-row-height="2.999cm" fo:keep-together="auto"/>
    </style:style>
    <style:style style:name="Usuarios_2f_Tareas.5" style:display-name="Usuarios/Tareas.5" style:family="table-row">
      <style:table-row-properties style:min-row-height="2.205cm" fo:keep-together="auto"/>
    </style:style>
    <style:style style:name="Usuarios_2f_Tareas.6" style:display-name="Usuarios/Tareas.6" style:family="table-row">
      <style:table-row-properties style:min-row-height="2.293cm" fo:keep-together="auto"/>
    </style:style>
    <style:style style:name="Usuarios_2f_Tareas.7" style:display-name="Usuarios/Tareas.7" style:family="table-row">
      <style:table-row-properties style:min-row-height="1.706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lear Sans" fo:font-size="24pt" fo:font-weight="bold" officeooo:rsid="0013b88f" officeooo:paragraph-rsid="0013b88f" style:font-size-asian="21pt" style:font-weight-asian="bold" style:font-size-complex="2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c9827" officeooo:paragraph-rsid="001c98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4ee4f" officeooo:paragraph-rsid="0014ee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694bb" officeooo:paragraph-rsid="00169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92375" officeooo:paragraph-rsid="001923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Footer">
      <style:text-properties style:font-name="Fira Code"/>
    </style:style>
    <style:style style:name="P7" style:family="paragraph" style:parent-style-name="Header">
      <style:text-properties style:font-name="Fira Code" officeooo:rsid="002acc3f" officeooo:paragraph-rsid="00221936"/>
    </style:style>
    <style:style style:name="P8" style:family="paragraph" style:parent-style-name="Standard">
      <style:paragraph-properties fo:text-align="center" style:justify-single-word="false"/>
      <style:text-properties style:font-name="Clear Sans" fo:font-size="24pt" fo:font-weight="normal" officeooo:rsid="0013b88f" officeooo:paragraph-rsid="0013b88f" style:font-size-asian="21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lear Sans" fo:font-size="12pt" fo:font-weight="normal" officeooo:rsid="0013b88f" officeooo:paragraph-rsid="0013b88f" style:font-size-asian="10.5pt" style:font-weight-asian="normal" style:font-size-complex="12pt" style:font-weight-complex="normal"/>
    </style:style>
    <style:style style:name="T1" style:family="text">
      <style:text-properties officeooo:rsid="0017f553"/>
    </style:style>
    <style:style style:name="T2" style:family="text">
      <style:text-properties officeooo:rsid="001ab2b5"/>
    </style:style>
    <style:style style:name="T3" style:family="text">
      <style:text-properties officeooo:rsid="001b167a"/>
    </style:style>
    <style:style style:name="T4" style:family="text">
      <style:text-properties officeooo:rsid="002219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riz tareas / usuarios</text:p>
      <text:p text:style-name="P8"/>
      <table:table table:name="Usuarios/Tareas" table:style-name="Usuarios_2f_Tareas" table:template-name="Default Style">
        <table:table-column table:style-name="Usuarios_2f_Tareas.A"/>
        <table:table-column table:style-name="Usuarios_2f_Tareas.B"/>
        <table:table-column table:style-name="Usuarios_2f_Tareas.C"/>
        <table:table-row>
          <table:table-cell table:style-name="Usuarios_2f_Tareas.A1" office:value-type="string">
            <text:p text:style-name="P3">Grupos de usuarios</text:p>
          </table:table-cell>
          <table:table-cell table:style-name="Usuarios_2f_Tareas.A1" office:value-type="string">
            <text:p text:style-name="P4">Anfitirones</text:p>
          </table:table-cell>
          <table:table-cell table:style-name="Usuarios_2f_Tareas.C1" office:value-type="string">
            <text:p text:style-name="P4">Inquilinos</text:p>
          </table:table-cell>
        </table:table-row>
        <table:table-row table:style-name="Usuarios_2f_Tareas.2">
          <table:table-cell table:style-name="Usuarios_2f_Tareas.A2" office:value-type="string">
            <text:p text:style-name="P4">Informar<text:span text:style-name="T3">se</text:span> sobre <text:span text:style-name="T3">de </text:span>qué va la iniciativa y qué diferentes formas de vivirla ofrece</text:p>
          </table:table-cell>
          <table:table-cell table:style-name="Usuarios_2f_Tareas.A2" office:value-type="string">
            <text:p text:style-name="P2">H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3">
          <table:table-cell table:style-name="Usuarios_2f_Tareas.A2" office:value-type="string">
            <text:p text:style-name="P4">Inormarse de cómo funciona la iniciativa a nivel más técnico (los mecanismos que se utilizan para que es<text:span text:style-name="T1">t</text:span>o funcione)</text:p>
          </table:table-cell>
          <table:table-cell table:style-name="Usuarios_2f_Tareas.A2" office:value-type="string">
            <text:p text:style-name="P2">M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4">
          <table:table-cell table:style-name="Usuarios_2f_Tareas.A2" office:value-type="string">
            <text:p text:style-name="P4">Informarse de cómo tomar parte en la inicaitiva (registrarse y dar su perfil)</text:p>
          </table:table-cell>
          <table:table-cell table:style-name="Usuarios_2f_Tareas.A2" office:value-type="string">
            <text:p text:style-name="P2">M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5">
          <table:table-cell table:style-name="Usuarios_2f_Tareas.A2" office:value-type="string">
            <text:p text:style-name="P5">Comunicarse con las personas que gestionan a las personas</text:p>
          </table:table-cell>
          <table:table-cell table:style-name="Usuarios_2f_Tareas.A2" office:value-type="string">
            <text:p text:style-name="P2">H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6">
          <table:table-cell table:style-name="Usuarios_2f_Tareas.A2" office:value-type="string">
            <text:p text:style-name="P5">Comunicarse con otras personas usuarios y obtener feedback</text:p>
          </table:table-cell>
          <table:table-cell table:style-name="Usuarios_2f_Tareas.A2" office:value-type="string">
            <text:p text:style-name="P2">L</text:p>
          </table:table-cell>
          <table:table-cell table:style-name="Usuarios_2f_Tareas.C2" office:value-type="string">
            <text:p text:style-name="P2">H</text:p>
          </table:table-cell>
        </table:table-row>
        <text:soft-page-break/>
        <table:table-row table:style-name="Usuarios_2f_Tareas.7">
          <table:table-cell table:style-name="Usuarios_2f_Tareas.A2" office:value-type="string">
            <text:p text:style-name="P5">Obtener <text:span text:style-name="T2">más información</text:span></text:p>
          </table:table-cell>
          <table:table-cell table:style-name="Usuarios_2f_Tareas.A2" office:value-type="string">
            <text:p text:style-name="P2">L</text:p>
          </table:table-cell>
          <table:table-cell table:style-name="Usuarios_2f_Tareas.C2" office:value-type="string">
            <text:p text:style-name="P2">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Fira Code" officeooo:rsid="002acc3f" officeooo:paragraph-rsid="00221936"/>
    </style:style>
    <style:style style:name="MP2" style:family="paragraph" style:parent-style-name="Footer">
      <style:text-properties style:font-name="Fira Code"/>
    </style:style>
    <style:style style:name="MT1" style:family="text">
      <style:text-properties officeooo:rsid="002219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seño de Interfaces de Usuario<text:tab/><text:tab/>Curso: 19/20</text:p>
      </style:header>
      <style:footer>
        <text:p text:style-name="MP2"><text:page-number text:select-page="current">2</text:page-number><text:tab/><text:tab/><text:span text:style-name="MT1">Darío Megías Guerrero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22:21:04.553190812</meta:creation-date>
    <dc:date>2020-04-08T19:18:35.844892283</dc:date>
    <meta:editing-duration>PT5H25M24S</meta:editing-duration>
    <meta:editing-cycles>11</meta:editing-cycles>
    <meta:generator>LibreOffice/6.4.2.2$Linux_X86_64 LibreOffice_project/40$Build-2</meta:generator>
    <meta:document-statistic meta:table-count="1" meta:image-count="0" meta:object-count="0" meta:page-count="2" meta:paragraph-count="24" meta:word-count="98" meta:character-count="557" meta:non-whitespace-character-count="481"/>
  </office:meta>
</office:document-meta>
</file>